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2" style:parent-style-name="Normal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3" style:parent-style-name="Normal" style:family="paragraph">
      <style:paragraph-properties fo:text-align="center" fo:margin-bottom="0in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4" style:parent-style-name="Normal" style:family="paragraph">
      <style:paragraph-properties fo:text-align="center" fo:margin-bottom="0in"/>
    </style:style>
    <style:style style:name="T5" style:parent-style-name="Policepardéfau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6" style:parent-style-name="Lienhypertexte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7" style:parent-style-name="Normal" style:family="paragraph">
      <style:paragraph-properties fo:text-align="center" fo:margin-bottom="0in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8" style:parent-style-name="Normal" style:family="paragraph">
      <style:paragraph-properties fo:text-align="center" fo:margin-bottom="0in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9" style:parent-style-name="Normal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margin-bottom="0in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CONCEPTION ET DÉVELOPPEMENT D’APPLICATION</text:p>
      <text:p text:style-name="P2"/>
      <text:p text:style-name="P3">Développement d’une application web et d’une application mobile</text:p>
      <text:p text:style-name="P4"><text:span text:style-name="T5">Adresse mail de contact :<text:s/></text:span><text:a xlink:href="mailto:av@atomail.fr" office:target-frame-name="_top" xlink:show="replace"><text:span text:style-name="T6">av@atomail.fr</text:span></text:a></text:p>
      <text:p text:style-name="P7">Technologie utilisée : PHP / MySQL</text:p>
      <text:p text:style-name="P8">Contexte : Contexte GSB</text:p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unes GUEROUACHE</meta:initial-creator>
    <dc:creator>Younes GUEROUACHE</dc:creator>
    <meta:creation-date>2021-10-07T13:55:00Z</meta:creation-date>
    <dc:date>2021-10-07T13:55:00Z</dc:date>
    <meta:template xlink:href="Normal" xlink:type="simple"/>
    <meta:editing-cycles>2</meta:editing-cycles>
    <meta:editing-duration>PT60S</meta:editing-duration>
    <meta:document-statistic meta:page-count="1" meta:paragraph-count="1" meta:word-count="37" meta:character-count="245" meta:row-count="1" meta:non-whitespace-character-count="209"/>
  </office:meta>
</office:document-meta>
</file>